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2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2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08-31" calcext:value-type="date">
            <text:p>31/08/2023</text:p>
          </table:table-cell>
          <table:table-cell table:style-name="ce49" office:value-type="string" calcext:value-type="string">
            <text:p>Serviços de abertura da firma</text:p>
          </table:table-cell>
          <table:table-cell table:style-name="ce52" office:value-type="float" office:value="700" calcext:value-type="float">
            <text:p>7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700" calcext:value-type="float">
            <text:p>700,00</text:p>
          </table:table-cell>
          <table:table-cell table:style-name="ce44" office:value-type="date" office:date-value="2023-09-14" calcext:value-type="date">
            <text:p>14/09/2023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20" office:value-type="string" calcext:value-type="string" table:number-columns-spanned="1" table:number-rows-spanned="8">
            <text:p>PG – R$ 1.000,00</text:p>
            <text:p>24/10/2024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11-30" calcext:value-type="date">
            <text:p>30/11/2023</text:p>
          </table:table-cell>
          <table:table-cell table:style-name="ce49" office:value-type="string" calcext:value-type="string">
            <text:p>Mens. 11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3]-[.F3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3-12-31" calcext:value-type="date">
            <text:p>31/12/2023</text:p>
          </table:table-cell>
          <table:table-cell table:style-name="ce49" office:value-type="string" calcext:value-type="string">
            <text:p>Mens. 12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4]-[.F4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1-31" calcext:value-type="date">
            <text:p>31/01/2024</text:p>
          </table:table-cell>
          <table:table-cell table:style-name="ce49" office:value-type="string" calcext:value-type="string">
            <text:p>Mens. 0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5]-[.F5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2-29" calcext:value-type="date">
            <text:p>29/02/2024</text:p>
          </table:table-cell>
          <table:table-cell table:style-name="ce49" office:value-type="string" calcext:value-type="string">
            <text:p>Mens. 0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6]-[.F6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3-31" calcext:value-type="date">
            <text:p>31/03/2024</text:p>
          </table:table-cell>
          <table:table-cell table:style-name="ce49" office:value-type="string" calcext:value-type="string">
            <text:p>Mens. 03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7]-[.F7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4-30" calcext:value-type="date">
            <text:p>30/04/2024</text:p>
          </table:table-cell>
          <table:table-cell table:style-name="ce49" office:value-type="string" calcext:value-type="string">
            <text:p>Mens. 04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8]-[.F8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5-31" calcext:value-type="date">
            <text:p>31/05/2024</text:p>
          </table:table-cell>
          <table:table-cell table:style-name="ce49" office:value-type="string" calcext:value-type="string">
            <text:p>Mens. 05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" calcext:value-type="float">
            <text:p>10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9]-[.F9]" office:value-type="float" office:value="50" calcext:value-type="float">
            <text:p>50,00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6-30" calcext:value-type="date">
            <text:p>30/06/2024</text:p>
          </table:table-cell>
          <table:table-cell table:style-name="ce49" office:value-type="string" calcext:value-type="string">
            <text:p>Mens. 06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7-31" calcext:value-type="date">
            <text:p>31/07/2024</text:p>
          </table:table-cell>
          <table:table-cell table:style-name="ce49" office:value-type="string" calcext:value-type="string">
            <text:p>Mens. 07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7]-[.F1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8]-[.F1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9]-[.F19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0]-[.F2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1]-[.F2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2]-[.F2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3]-[.F2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4]-[.F2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5]-[.F2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9" office:value-type="string" calcext:value-type="string">
            <text:p>Mens. 10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6]-[.F2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11-30" calcext:value-type="date">
            <text:p>30/11/2025</text:p>
          </table:table-cell>
          <table:table-cell table:style-name="ce49" office:value-type="string" calcext:value-type="string">
            <text:p>Mens. 1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7]-[.F2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12-31" calcext:value-type="date">
            <text:p>31/12/2025</text:p>
          </table:table-cell>
          <table:table-cell table:style-name="ce49" office:value-type="string" calcext:value-type="string">
            <text:p>Mens. 1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8]-[.F2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6-01-31" calcext:value-type="date">
            <text:p>31/01/2026</text:p>
          </table:table-cell>
          <table:table-cell table:style-name="ce49" office:value-type="string" calcext:value-type="string">
            <text:p>Mens. 01/2026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9]-[.F29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29])" office:value-type="float" office:value="3050" calcext:value-type="float">
            <text:p>3.050,00</text:p>
          </table:table-cell>
          <table:table-cell table:style-name="ce56"/>
          <table:table-cell table:style-name="ce63" table:number-columns-repeated="55"/>
        </table:table-row>
        <table:table-row table:style-name="ro3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351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2">
      <number:text>R$-""""""""""""""""""""""""""""""""</number:text>
      <style:map style:condition="value()&gt;0" style:apply-style-name="N122P0"/>
      <style:map style:condition="value()&lt;0" style:apply-style-name="N122P1"/>
    </number:number-style>
    <number:date-style style:name="N123">
      <number:month number:textual="true"/>
      <number:text> </number:text>
      <number:year/>
    </number:date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 </number:text>
      <number:month number:textual="true"/>
    </number:date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 number:style="long"/>
      <number:text>. </number:text>
      <number:month number:textual="true"/>
      <number:text> </number:text>
      <number:year/>
    </number:date-style>
    <number:time-style style:name="N129"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/>
    </number:date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0">
      <number:month number:style="long"/>
      <number:text>/</number:text>
      <number:year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2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49.974637630">00:00:00</text:time></text:span><text:span text:style-name="MT2"><text:s/></text:span></text:p>
        </style:region-center>
        <style:region-right>
          <text:p><text:span text:style-name="MT3">Campos Mat. Cons. Tr. Terr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mpos Mat. p/ Constr. Transp. e Terrap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49.9789956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2-02T14:29:50.482079526</dc:date>
    <meta:print-date>2019-10-31T18:04:07.913029257</meta:print-date>
    <dc:language>pt-PT</dc:language>
    <meta:editing-cycles>561</meta:editing-cycles>
    <meta:editing-duration>P1DT7H32M52S</meta:editing-duration>
    <meta:document-statistic meta:table-count="1" meta:cell-count="187" meta:object-count="0"/>
    <meta:user-defined meta:name="Info 0"/>
    <meta:user-defined meta:name="Info 1"/>
    <meta:user-defined meta:name="Info 2"/>
    <meta:user-defined meta:name="Info 3"/>
  </office:meta>
</office:document-meta>
</file>